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耳東陳不便具名 | 2006.03.16 21:49 | </text:span><text:span text:style-name="T2">#</text:span></text:p>
      <text:p text:style-name="P2"><text:span text:style-name="T1">怎麼轉貼都行. 謝謝雅紅,沒記錯名字吧?!</text:span></text:p>
      <text:p text:style-name="P1"><text:a xlink:type="simple" xlink:href="http://palinfo.habago.org/mt-comments.cgi?__mode=red&amp;id=1423"><text:span text:style-name="T2">bicycle cook</text:span></text:a><text:span text:style-name="T1"> | 2006.03.15 12:00 | </text:span><text:span text:style-name="T2">#</text:span></text:p>
      <text:p text:style-name="P3"><text:span text:style-name="T1">謝謝陳真，因考量版面，故部份轉貼，再做連結到原文。http://blog.xuite.net/sourtime/2005/5530516</text:span></text:p>
      <text:p text:style-name="P1"><text:span text:style-name="T1">耳東陳無臉見人 | 2006.03.08 08:59 | </text:span><text:span text:style-name="T2">#</text:span></text:p>
      <text:p text:style-name="P2"><text:span text:style-name="T1">謝謝廚娘,可以轉貼啊.</text:span></text:p>
      <text:p text:style-name="P2"><text:span text:style-name="T1">很高興上次有機會和你們走一回,可惜我沒走完. 其實我不了解樂生,純粹盲從,追隨阿忠腳步.</text:span></text:p>
      <text:p text:style-name="P2"><text:span text:style-name="T1">最近有些劍橋學生發起一個抗議,就是針對星巴克,但我沒去,因為我根本不知道星巴克在哪. 我對這些頭上會發光的東西,往往視而不見,什麼星巴克? 辛巴達(七航妖島)倒是聽過.</text:span></text:p>
      <text:p text:style-name="P1"><text:a xlink:type="simple" xlink:href="http://palinfo.habago.org/mt-comments.cgi?__mode=red&amp;id=1405"><text:span text:style-name="T2">bicycle cook</text:span></text:a><text:span text:style-name="T1"> | 2006.03.07 15:45 | </text:span><text:span text:style-name="T2">#</text:span></text:p>
      <text:p text:style-name="P3"><text:span text:style-name="T1">阿忠也來了。</text:span></text:p>
      <text:p text:style-name="P3"><text:span text:style-name="T1">我想請問陳真，我可以轉貼星巴克只賣咖啡嗎？</text:span></text:p>
      <text:p text:style-name="P3"><text:span text:style-name="T1">謝謝一起做這個網站的朋友們。</text:span></text:p>
      <text:p text:style-name="P1"><text:a xlink:type="simple" xlink:href="http://palinfo.habago.org/mt-comments.cgi?__mode=red&amp;id=1404"><text:span text:style-name="T2">柳春春阿忠</text:span></text:a><text:span text:style-name="T1"> | 2006.03.07 12:18 | </text:span><text:span text:style-name="T2">#</text:span></text:p>
      <text:p text:style-name="P2"><text:span text:style-name="T1">字跑到下一行這個跟欄位寬度＋使用者的螢幕解析度設定有關。改善的方法1.將紅底的那個欄位寬度設寬一點(比如原來是20%的話設為25%)。2.或是將字體設小一點。這樣就算使用者螢幕解析度設定不同，也可一體適用。</text:span><text:span text:style-name="T3"><text:line-break/></text:span><text:span text:style-name="T1">不太建議讓使用者自行去更動瀏覽器的顯示字體大小。</text:span></text:p>
      <text:p text:style-name="P1"><text:span text:style-name="T1">陳建廷 | 2006.03.06 03:16 | </text:span><text:span text:style-name="T2">#</text:span></text:p>
      <text:p text:style-name="P3"><text:span text:style-name="T1">會不會是字型大小的問題?我猜想是因為顏色框框在改變字型的時候不會跟著改變大小,所以字型變大了後面一個字只好掉下來,下面是我嘗試的狀況(IE):</text:span><text:span text:style-name="T3"><text:line-break/></text:span><text:span text:style-name="T1">http://myurl.com.tw/radk</text:span><text:span text:style-name="T3"><text:line-break/></text:span><text:span text:style-name="T1">http://myurl.com.tw/hpbe</text:span><text:span text:style-name="T3"><text:line-break/></text:span><text:span text:style-name="T1">如果是用Firefox,改變字型下狀況是這樣:</text:span><text:span text:style-name="T3"><text:line-break/></text:span><text:span text:style-name="T1">http://myurl.com.tw/kh56</text:span><text:span text:style-name="T3"><text:line-break/></text:span></text:p>
      <text:p text:style-name="P1"><text:span text:style-name="T1">學姊 | 2006.03.05 06:29 | </text:span><text:span text:style-name="T2">#</text:span></text:p>
      <text:p text:style-name="P2"><text:span text:style-name="T1">福全兄, 我們講的是彩色框框的地方, 如"歷史背景" "人權狀況" "政治文化", 在筆記型電腦看第四字會被擠下來, 變成兩行, 董事長的也是.</text:span></text:p>
      <text:p text:style-name="P2"><text:span text:style-name="T1">logo是我們第一版的正字標記, 怡靜朋友設計的, 第二版因為沒有適當位置所以沒放上, 現在終於又回來了. 這logo是有象徵意義的, 四種顏色正好是巴勒斯坦國旗的四色, 圖形我則講不完整了, 好像是說一個人歡樂地高舉彩帶, 也可以看成一個人型中間有顆心...你提醒了我們應該找出設計者的原說明, 我得問問怡靜那兒還有沒有保留?</text:span></text:p>
      <text:p text:style-name="P1"><text:span text:style-name="T1">魏福全 | 2006.03.05 01:34 | </text:span><text:span text:style-name="T2">#</text:span></text:p>
      <text:p text:style-name="P3"><text:span text:style-name="T1">恕我冒昧，我聽不懂你們在談什麼.''第四個字都掉下來''是什麼意思?還有那個logo畫的是什麼?</text:span></text:p>
      <text:p text:style-name="P1"><text:span text:style-name="T1">123 | 2006.03.04 00:31 | </text:span><text:span text:style-name="T2">#</text:span></text:p>
      <text:p text:style-name="P2"><text:span text:style-name="T1">從我的電腦看也是,第四個字都掉下來.</text:span></text:p>
      <text:p text:style-name="P1"><text:span text:style-name="T1">學姊 | 2006.03.01 03:39 | </text:span><text:span text:style-name="T2">#</text:span></text:p>
      <text:p text:style-name="P3"><text:span text:style-name="T1">歡迎光臨! 新網很不錯對不對? 目前巴勒網幕後高科技小組還在不眠不休地持續興建當中 (聽說還有什麼後台程式與標準化的工作, 不過我聽不太懂...), 也正好請大家對我們的新網有什麼意見或建議, 可以儘量提出來, 讓她可以更好!</text:span></text:p>
      <text:p text:style-name="P3"><text:span text:style-name="T1">我先提一個意見好了, 我在桌上型電腦看左文的欄目, 正好四個字一行, 可是很奇怪回家用筆記型看, 就會有一個字擠到第二行, 這是我的電腦出了問題, 還是...?</text:span></text:p>
      <text:p text:style-name="P3"><text:span text:style-name="T1">對了, 良哲, 大作是否已完成, 可以豐富我們的新網, 也作為給新網最大的鼓勵!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